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aso de Teste 1: Adicionar um Produto Simples ao Carrinho</text:h>
      <text:p text:style-name="Text_20_body"><text:span text:style-name="T1">Objetivo:</text:span> Verificar se o usuário consegue adicionar um produto ao carrinho com sucesso a partir da página do produto.</text:p>
      <text:p text:style-name="P2">Pré-condições:</text:p>
      <text:list text:style-name="L1">
        <text:list-item>
          <text:p text:style-name="P3">O usuário está na página de um produto específico.</text:p>
        </text:list-item>
        <text:list-item>
          <text:p text:style-name="P3">O produto tem estoque disponível.</text:p>
        </text:list-item>
      </text:list>
      <text:p text:style-name="P2">Passos:</text:p>
      <text:list text:style-name="L2">
        <text:list-item>
          <text:p text:style-name="P4"><text:span text:style-name="T1">Ação:</text:span> O usuário clica no botão "Adicionar ao Carrinho" (ou um botão similar) na página do produto.</text:p>
        </text:list-item>
        <text:list-item>
          <text:p text:style-name="P4"><text:span text:style-name="T1">Resultado Esperado:</text:span> O sistema exibe uma mensagem de sucesso, como "Produto adicionado ao carrinho!" ou um pop-up de confirmação.</text:p>
        </text:list-item>
        <text:list-item>
          <text:p text:style-name="P4"><text:span text:style-name="T1">Ação:</text:span> O usuário navega para a página do carrinho.</text:p>
        </text:list-item>
        <text:list-item>
          <text:p text:style-name="P4"><text:span text:style-name="T1">Resultado Esperado:</text:span> O produto adicionado, com a quantidade padrão (geralmente 1), é exibido na lista de itens do carrinho.</text:p>
        </text:list-item>
        <text:list-item>
          <text:p text:style-name="P4"><text:span text:style-name="T1">Ação:</text:span> O usuário verifica o valor total do carrinho.</text:p>
        </text:list-item>
        <text:list-item>
          <text:p text:style-name="P4"><text:span text:style-name="T1">Resultado Esperado:</text:span> O valor total é atualizado, refletindo o preço do produto adicionado.</text:p>
        </text:list-item>
      </text:list>
      <text:p text:style-name="Horizontal_20_Line"/>
      <text:h text:style-name="P1" text:outline-level="3">Caso de Teste 2: Adicionar Múltiplas Unidades de um Produto ao Carrinho</text:h>
      <text:p text:style-name="Text_20_body"><text:span text:style-name="T1">Objetivo:</text:span> Verificar se o usuário consegue adicionar uma quantidade específica de um produto ao carrinho, garantindo que o valor e a quantidade sejam atualizados corretamente.</text:p>
      <text:p text:style-name="P2">Pré-condições:</text:p>
      <text:list text:style-name="L3">
        <text:list-item>
          <text:p text:style-name="P5">O usuário está na página de um produto específico.</text:p>
        </text:list-item>
        <text:list-item>
          <text:p text:style-name="P5">O produto tem estoque suficiente para a quantidade desejada.</text:p>
        </text:list-item>
      </text:list>
      <text:p text:style-name="P2">Passos:</text:p>
      <text:list text:style-name="L4">
        <text:list-item>
          <text:p text:style-name="P6"><text:span text:style-name="T1">Ação:</text:span> O usuário seleciona um valor maior que 1 no campo de quantidade (ex: "3") na página do produto.</text:p>
        </text:list-item>
        <text:list-item>
          <text:p text:style-name="P6"><text:span text:style-name="T1">Resultado Esperado:</text:span> O campo de quantidade aceita o valor inserido (ex: o campo exibe "3").</text:p>
        </text:list-item>
        <text:list-item>
          <text:p text:style-name="P6"><text:span text:style-name="T1">Ação:</text:span> O usuário clica no botão "Adicionar ao Carrinho".</text:p>
        </text:list-item>
        <text:list-item>
          <text:p text:style-name="P6"><text:span text:style-name="T1">Resultado Esperado:</text:span> O sistema exibe uma mensagem de sucesso, como "3 unidades de [Nome do Produto] foram adicionadas!".</text:p>
        </text:list-item>
        <text:list-item>
          <text:p text:style-name="P6"><text:span text:style-name="T1">Ação:</text:span> O usuário navega para a página do carrinho.</text:p>
        </text:list-item>
        <text:list-item>
          <text:p text:style-name="P6"><text:span text:style-name="T1">Resultado Esperado:</text:span> O produto é exibido na lista de itens do carrinho com a quantidade correta (ex: 3).</text:p>
        </text:list-item>
        <text:list-item>
          <text:p text:style-name="P6"><text:soft-page-break/><text:span text:style-name="T1">Ação:</text:span> O usuário verifica o valor total do carrinho.</text:p>
        </text:list-item>
        <text:list-item>
          <text:p text:style-name="P6"><text:span text:style-name="T1">Resultado Esperado:</text:span> O valor total é atualizado, refletindo o preço do produto multiplicado pela quantidade (preço x 3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21:25:13.482519100</meta:creation-date>
    <dc:date>2025-08-23T21:25:51.559477100</dc:date>
    <meta:editing-duration>PT38S</meta:editing-duration>
    <meta:editing-cycles>1</meta:editing-cycles>
    <meta:document-statistic meta:table-count="0" meta:image-count="0" meta:object-count="0" meta:page-count="2" meta:paragraph-count="26" meta:word-count="321" meta:character-count="1910" meta:non-whitespace-character-count="1633"/>
    <meta:generator>LibreOffice/25.2.5.2$Windows_X86_64 LibreOffice_project/03d19516eb2e1dd5d4ccd751a0d6f35f35e08022</meta:generator>
  </office:meta>
</office:document-meta>
</file>